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T2" style:parent-style-name="Absatz-Standardschriftart" style:family="text">
      <style:text-properties fo:font-weight="bold" style:font-weight-asian="bold" style:font-weight-complex="bold" fo:language="en" fo:country="US"/>
    </style:style>
    <style:style style:name="T3" style:parent-style-name="Absatz-Standardschriftart" style:family="text">
      <style:text-properties fo:language="en" fo:country="US"/>
    </style:style>
    <style:style style:name="T4" style:parent-style-name="Absatz-Standardschriftart" style:family="text">
      <style:text-properties fo:font-weight="bold" style:font-weight-asian="bold" style:font-weight-complex="bold"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fo:font-weight="bold" style:font-weight-asian="bold" style:font-weight-complex="bold"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font-weight="bold" style:font-weight-asian="bold" style:font-weight-complex="bold"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font-weight="bold" style:font-weight-asian="bold" style:font-weight-complex="bold"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font-weight="bold" style:font-weight-asian="bold" style:font-weight-complex="bold" fo:language="en" fo:country="US"/>
    </style:style>
    <style:style style:name="T16" style:parent-style-name="Absatz-Standardschriftart" style:family="text">
      <style:text-properties fo:language="en" fo:country="US"/>
    </style:style>
    <style:style style:name="P17" style:parent-style-name="Standard" style:list-style-name="LFO1" style:family="paragraph">
      <style:text-properties fo:language="en" fo:country="US"/>
    </style:style>
    <style:style style:name="P18" style:parent-style-name="Standard" style:list-style-name="LFO1" style:family="paragraph">
      <style:text-properties fo:language="en" fo:country="US"/>
    </style:style>
    <style:style style:name="P19" style:parent-style-name="Standard" style:list-style-name="LFO1" style:family="paragraph">
      <style:text-properties fo:language="en" fo:country="US"/>
    </style:style>
    <style:style style:name="T20" style:parent-style-name="Absatz-Standardschriftart" style:family="text">
      <style:text-properties fo:font-weight="bold" style:font-weight-asian="bold" style:font-weight-complex="bold" fo:language="en" fo:country="US"/>
    </style:style>
    <style:style style:name="T21" style:parent-style-name="Absatz-Standardschriftart" style:family="text">
      <style:text-properties fo:language="en" fo:country="US"/>
    </style:style>
    <style:style style:name="P22" style:parent-style-name="Standard" style:list-style-name="LFO2" style:family="paragraph">
      <style:text-properties fo:language="en" fo:country="US"/>
    </style:style>
    <style:style style:name="P23" style:parent-style-name="Standard" style:list-style-name="LFO2" style:family="paragraph">
      <style:text-properties fo:language="en" fo:country="US"/>
    </style:style>
    <style:style style:name="P24" style:parent-style-name="Standard" style:list-style-name="LFO2" style:family="paragraph">
      <style:text-properties fo:language="en" fo:country="US"/>
    </style:style>
    <style:style style:name="T25" style:parent-style-name="Absatz-Standardschriftart" style:family="text">
      <style:text-properties fo:font-weight="bold" style:font-weight-asian="bold" style:font-weight-complex="bold" fo:language="en" fo:country="US"/>
    </style:style>
    <style:style style:name="T26" style:parent-style-name="Absatz-Standardschriftart" style:family="text">
      <style:text-properties fo:language="en" fo:country="US"/>
    </style:style>
    <style:style style:name="T27" style:parent-style-name="Absatz-Standardschriftart" style:family="text">
      <style:text-properties fo:font-weight="bold" style:font-weight-asian="bold" style:font-weight-complex="bold" fo:language="en" fo:country="US"/>
    </style:style>
    <style:style style:name="T28" style:parent-style-name="Absatz-Standardschriftart" style:family="text">
      <style:text-properties fo:language="en" fo:country="US"/>
    </style:style>
    <style:style style:name="T29" style:parent-style-name="Absatz-Standardschriftart" style:family="text">
      <style:text-properties fo:font-weight="bold" style:font-weight-asian="bold" style:font-weight-complex="bold" fo:language="en" fo:country="US"/>
    </style:style>
    <style:style style:name="T30" style:parent-style-name="Absatz-Standardschriftart" style:family="text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ample Non-Disclosure Agreement (NDA)</text:p>
      <text:p text:style-name="Standard"><text:span text:style-name="T2">This Agreement</text:span><text:span text:style-name="T3"><text:s/>is made and entered into on [Date] by and between:</text:span></text:p>
      <text:p text:style-name="Standard"><text:span text:style-name="T4">Party A</text:span><text:span text:style-name="T5">:<text:s/></text:span><text:span text:style-name="T6">Demo Company</text:span><text:span text:style-name="T7"><text:line-break/></text:span><text:span text:style-name="T8">Party B</text:span><text:span text:style-name="T9">:<text:s/></text:span><text:span text:style-name="T10">Sample Company</text:span></text:p>
      <text:p text:style-name="Standard"><text:span text:style-name="T11">1. Purpose</text:span><text:span text:style-name="T12"><text:line-break/>The parties wish to explore a potential business relationship. In connection with this, each party may disclose certain confidential information.</text:span></text:p>
      <text:p text:style-name="Standard"><text:span text:style-name="T13">2. Definition of Confidential Information</text:span><text:span text:style-name="T14"><text:line-break/>“Confidential Information” means any non-public, proprietary, or sensitive information disclosed by one party to the other, whether in written, oral, or electronic form.</text:span></text:p>
      <text:p text:style-name="Standard"><text:span text:style-name="T15">3. Obligations of Receiving Party</text:span><text:span text:style-name="T16"><text:line-break/>The receiving party agrees to:</text:span></text:p>
      <text:list text:style-name="LFO1" text:continue-numbering="true">
        <text:list-item>
          <text:p text:style-name="P17">Keep the Confidential Information strictly confidential.</text:p>
        </text:list-item>
        <text:list-item>
          <text:p text:style-name="P18">Not disclose it to any third party without prior written consent.</text:p>
        </text:list-item>
        <text:list-item>
          <text:p text:style-name="P19">Use it solely for the purpose of evaluating the business relationship.</text:p>
        </text:list-item>
      </text:list>
      <text:p text:style-name="Standard"><text:span text:style-name="T20">4. Exclusions</text:span><text:span text:style-name="T21"><text:line-break/>Confidential Information does not include information that:</text:span></text:p>
      <text:list text:style-name="LFO2" text:continue-numbering="true">
        <text:list-item>
          <text:p text:style-name="P22">Is or becomes publicly available through no fault of the receiving party.</text:p>
        </text:list-item>
        <text:list-item>
          <text:p text:style-name="P23">Was lawfully in the receiving party’s possession before disclosure.</text:p>
        </text:list-item>
        <text:list-item>
          <text:p text:style-name="P24">Is independently developed without reference to the disclosing party’s information.</text:p>
        </text:list-item>
      </text:list>
      <text:p text:style-name="Standard"><text:span text:style-name="T25">5. Term</text:span><text:span text:style-name="T26"><text:line-break/>This Agreement shall remain in effect for a period of two (2) years from the effective date.</text:span></text:p>
      <text:p text:style-name="Standard"><text:span text:style-name="T27">6. Governing Law</text:span><text:span text:style-name="T28"><text:line-break/>This Agreement shall be governed by the laws of [Jurisdiction].</text:span></text:p>
      <text:p text:style-name="Standard"><text:span text:style-name="T29">IN WITNESS WHEREOF</text:span><text:span text:style-name="T30">, the parties have executed this Agreement as of the date first written above.</text:span></text:p>
      <text:p text:style-name="Standard"><draw:custom-shape svg:x="0in" svg:y="0in" svg:width="45.51042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Standard">Party A<text:s/></text:p>
      <text:p text:style-name="Standard"><draw:custom-shape svg:x="0in" svg:y="0in" svg:width="45.51042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Standard">Party B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ennis Mittmann</meta:initial-creator>
    <dc:creator>Dennis Mittmann</dc:creator>
    <meta:creation-date>2025-08-22T07:15:00Z</meta:creation-date>
    <dc:date>2025-08-22T07:17:00Z</dc:date>
    <meta:template xlink:href="Normal.dotm" xlink:type="simple"/>
    <meta:editing-cycles>1</meta:editing-cycles>
    <meta:editing-duration>PT0S</meta:editing-duration>
    <meta:document-statistic meta:page-count="1" meta:paragraph-count="2" meta:word-count="189" meta:character-count="1378" meta:row-count="9" meta:non-whitespace-character-count="1191"/>
  </office:meta>
</office:document-meta>
</file>